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84c" officeooo:paragraph-rsid="0002684c"/>
    </style:style>
    <style:style style:name="P2" style:family="paragraph" style:parent-style-name="Standard">
      <style:text-properties officeooo:rsid="0003b2ef" officeooo:paragraph-rsid="0003b2ef"/>
    </style:style>
    <style:style style:name="P3" style:family="paragraph" style:parent-style-name="Standard">
      <style:text-properties officeooo:rsid="0003b2ef" officeooo:paragraph-rsid="0003b2ef"/>
    </style:style>
    <style:style style:name="P4" style:family="paragraph" style:parent-style-name="Standard">
      <style:text-properties officeooo:rsid="00090eda" officeooo:paragraph-rsid="00090eda"/>
    </style:style>
    <style:style style:name="P5" style:family="paragraph" style:parent-style-name="Standard">
      <style:text-properties officeooo:rsid="0009d838" officeooo:paragraph-rsid="0009d838"/>
    </style:style>
    <style:style style:name="P6" style:family="paragraph" style:parent-style-name="Standard">
      <style:text-properties officeooo:rsid="0009d838" officeooo:paragraph-rsid="000b827e"/>
    </style:style>
    <style:style style:name="P7" style:family="paragraph" style:parent-style-name="Standard">
      <style:text-properties officeooo:rsid="000e7d9e" officeooo:paragraph-rsid="000e7d9e"/>
    </style:style>
    <style:style style:name="T1" style:family="text">
      <style:text-properties officeooo:rsid="0003b2ef"/>
    </style:style>
    <style:style style:name="T2" style:family="text">
      <style:text-properties officeooo:rsid="0009d838"/>
    </style:style>
    <style:style style:name="T3" style:family="text">
      <style:text-properties officeooo:rsid="000a1fb3"/>
    </style:style>
    <style:style style:name="T4" style:family="text">
      <style:text-properties officeooo:rsid="000b8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t up </text:span>Virtual CAN:</text:p>
      <text:p text:style-name="P1">- <text:span text:style-name="T1">modprobe vcan</text:span></text:p>
      <text:p text:style-name="P1">- <text:span text:style-name="T1">ip link add dev vcan0 type vcan</text:span></text:p>
      <text:p text:style-name="P1">- <text:span text:style-name="T1">ip link set up vcan0</text:span></text:p>
      <text:p text:style-name="P1"/>
      <text:p text:style-name="P2">Receive:</text:p>
      <text:p text:style-name="P2">- candump vcan0</text:p>
      <text:p text:style-name="P2"/>
      <text:p text:style-name="P2">Send:</text:p>
      <text:p text:style-name="P2">- cansend vcan0 (arbitration ID)#(Payload/Data)</text:p>
      <text:p text:style-name="P2"/>
      <text:p text:style-name="P7">arbitration ID = (NODE_ID &lt;&lt; 5) + command_ID</text:p>
      <text:p text:style-name="P2"/>
      <text:p text:style-name="P4">CAN_family: PF_CAN/AF_CAN:</text:p>
      <text:p text:style-name="P4">- <text:span text:style-name="T2">CAN is a new communication protocol so we need to pass the CAN_family to the argument.</text:span></text:p>
      <text:p text:style-name="P4"/>
      <text:p text:style-name="P5">In CAN_family, there are 2 protocols:</text:p>
      <text:p text:style-name="P5">- SOCK_RAW will go with CAN_RAW: <text:span text:style-name="T3">have 1 filter so that the CAN will only receive valid messages. Only send 1 command at a time.</text:span></text:p>
      <text:p text:style-name="P5">- SOCK_DGRAM will go with CAN_BCM: <text:span text:style-name="T3">communicate through a broadcast manager consists of a message header followed by multiple commands.</text:span></text:p>
      <text:p text:style-name="P5"/>
      <text:p text:style-name="P5">- <text:span text:style-name="T4">for SOCK_RAW, we use bind()</text:span></text:p>
      <text:p text:style-name="P6">- <text:span text:style-name="T4">for SOCK_DGRAM, we use connect()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6:52:40.369018347</meta:creation-date>
    <dc:date>2026-02-14T17:35:46.251950156</dc:date>
    <meta:editing-duration>PT6H3M11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1" meta:character-count="683" meta:non-whitespace-character-count="578"/>
  </office:meta>
</office:document-meta>
</file>